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200.0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Noah-Generic">
      <style:table-properties table:display="true" style:writing-mode="lr-tb"/>
    </style:style>
    <style:style style:name="ta2" style:family="table" style:master-page-name="PageStyle_5f_Copia_20_de_20_Hoja_20_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25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11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oah-Generic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3" office:value-type="string" calcext:value-type="string">
            <text:p>Categoria</text:p>
          </table:table-cell>
          <table:table-cell table:style-name="ce3" office:value-type="string" calcext:value-type="string">
            <text:p>Fabricante</text:p>
          </table:table-cell>
          <table:table-cell table:style-name="ce3" office:value-type="string" calcext:value-type="string">
            <text:p>Descripcion</text:p>
          </table:table-cell>
          <table:table-cell table:style-name="ce3" office:value-type="string" calcext:value-type="string">
            <text:p>Proveedor</text:p>
          </table:table-cell>
          <table:table-cell table:style-name="ce1" office:value-type="string" calcext:value-type="string">
            <text:p>Costo U$S</text:p>
          </table:table-cell>
          <table:table-cell table:style-name="ce1" office:value-type="string" calcext:value-type="string">
            <text:p>Costo $</text:p>
          </table:table-cell>
          <table:table-cell table:style-name="ce2" office:value-type="string" calcext:value-type="string">
            <text:p>Referencia</text:p>
          </table:table-cell>
          <table:table-cell table:number-columns-repeated="101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Electronica</text:p>
          </table:table-cell>
          <table:table-cell table:style-name="ce4" office:value-type="string" calcext:value-type="string">
            <text:p>Element 14</text:p>
          </table:table-cell>
          <table:table-cell table:style-name="ce4" office:value-type="string" calcext:value-type="string">
            <text:p>Raspberry PI 4</text:p>
          </table:table-cell>
          <table:table-cell table:style-name="ce4" office:value-type="string" calcext:value-type="string">
            <text:p>MercadoLibre</text:p>
          </table:table-cell>
          <table:table-cell table:style-name="ce7" office:value-type="float" office:value="52" calcext:value-type="float">
            <text:p>$52.0</text:p>
          </table:table-cell>
          <table:table-cell table:style-name="ce11" office:value-type="float" office:value="7947" calcext:value-type="float">
            <text:p>7,947</text:p>
          </table:table-cell>
          <table:table-cell table:style-name="ce12" office:value-type="string" calcext:value-type="string">
            <text:p><text:a xlink:href="https://articulo.mercadolibre.com.ar/MLA-881506910-raspberry-pi-4b-2gb-ram-original-made-in-uk-_JM#position=4&amp;search_layout=grid&amp;type=item&amp;tracking_id=f8074398-c1e4-4cfb-97b8-4d2d16671d98" xlink:type="simple">https://articulo.mercadolibre.com.ar/MLA-881506910-raspberry-pi-4b-2gb-ram-original-made-in-uk-_JM#position=4&amp;search_layout=grid&amp;type=item&amp;tracking_id=f8074398-c1e4-4cfb-97b8-4d2d16671d98</text:a></text:p>
          </table:table-cell>
          <table:table-cell table:number-columns-repeated="101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Electrónica</text:p>
          </table:table-cell>
          <table:table-cell table:style-name="ce4" office:value-type="string" calcext:value-type="string">
            <text:p>UniBot, PatagoniaTec</text:p>
          </table:table-cell>
          <table:table-cell table:style-name="ce4" office:value-type="string" calcext:value-type="string">
            <text:p>Driver Motor DC</text:p>
          </table:table-cell>
          <table:table-cell table:style-name="ce4" office:value-type="string" calcext:value-type="string">
            <text:p>MercadoLibre</text:p>
          </table:table-cell>
          <table:table-cell table:style-name="ce7" office:value-type="float" office:value="3.22" calcext:value-type="float">
            <text:p>$3.2</text:p>
          </table:table-cell>
          <table:table-cell table:style-name="ce4" office:value-type="float" office:value="500" calcext:value-type="float">
            <text:p>500</text:p>
          </table:table-cell>
          <table:table-cell table:style-name="ce12" office:value-type="string" calcext:value-type="string">
            <text:p><text:a xlink:href="https://articulo.mercadolibre.com.ar/MLA-825601902-driver-tb6612-fng-doble-puente-h-15v-max-12a-robotica-ubot-_JM#position=1&amp;search_layout=grid&amp;type=item&amp;tracking_id=1b7d1751-fdc2-4ba1-873d-4d6c8c3302c3" xlink:type="simple">https://articulo.mercadolibre.com.ar/MLA-825601902-driver-tb6612-fng-doble-puente-h-15v-max-12a-robotica-ubot-_JM#position=1&amp;search_layout=grid&amp;type=item&amp;tracking_id=1b7d1751-fdc2-4ba1-873d-4d6c8c3302c3</text:a></text:p>
          </table:table-cell>
          <table:table-cell table:number-columns-repeated="1016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Electrónica</text:p>
          </table:table-cell>
          <table:table-cell table:style-name="ce4" office:value-type="string" calcext:value-type="string">
            <text:p>Itytarg</text:p>
          </table:table-cell>
          <table:table-cell table:style-name="ce4" office:value-type="string" calcext:value-type="string">
            <text:p>DC-DC converter</text:p>
          </table:table-cell>
          <table:table-cell table:style-name="ce4" office:value-type="string" calcext:value-type="string">
            <text:p>MercadoLibre</text:p>
          </table:table-cell>
          <table:table-cell table:style-name="ce7" office:value-type="float" office:value="4.6" calcext:value-type="float">
            <text:p>$4.6</text:p>
          </table:table-cell>
          <table:table-cell table:style-name="ce4" office:value-type="float" office:value="707" calcext:value-type="float">
            <text:p>707</text:p>
          </table:table-cell>
          <table:table-cell table:style-name="ce12" office:value-type="string" calcext:value-type="string">
            <text:p><text:a xlink:href="https://articulo.mercadolibre.com.ar/MLA-648618942-step-down-5a-xl4015-cc-cv-led-driver-cbateria-4v-38v-itytarg-_JM" xlink:type="simple">https://articulo.mercadolibre.com.ar/MLA-648618942-step-down-5a-xl4015-cc-cv-led-driver-cbateria-4v-38v-itytarg-_JM</text:a></text:p>
          </table:table-cell>
          <table:table-cell table:number-columns-repeated="101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Electrónica </text:p>
          </table:table-cell>
          <table:table-cell table:style-name="ce4" office:value-type="string" calcext:value-type="string">
            <text:p>Element 14</text:p>
          </table:table-cell>
          <table:table-cell table:style-name="ce4" office:value-type="string" calcext:value-type="string">
            <text:p>Blue Pill Stm32</text:p>
          </table:table-cell>
          <table:table-cell table:style-name="ce4" office:value-type="string" calcext:value-type="string">
            <text:p>MercadoLibre</text:p>
          </table:table-cell>
          <table:table-cell table:style-name="ce8" office:value-type="float" office:value="3.87" calcext:value-type="float">
            <text:p>$3.9</text:p>
          </table:table-cell>
          <table:table-cell table:style-name="ce4" office:value-type="float" office:value="599" calcext:value-type="float">
            <text:p>599</text:p>
          </table:table-cell>
          <table:table-cell table:style-name="ce12" office:value-type="string" calcext:value-type="string">
            <text:p><text:a xlink:href="https://articulo.mercadolibre.com.ar/MLA-777080676-modulo-desarrollo-stm32f103c8t6-blue-pill-stm32-cs32f103c8t6-_JM#position=3&amp;search_layout=grid&amp;type=item&amp;tracking_id=df054156-d38b-4a86-94e1-57dd32c1a53b" xlink:type="simple">https://articulo.mercadolibre.com.ar/MLA-777080676-modulo-desarrollo-stm32f103c8t6-blue-pill-stm32-cs32f103c8t6-_JM#position=3&amp;search_layout=grid&amp;type=item&amp;tracking_id=df054156-d38b-4a86-94e1-57dd32c1a53b</text:a></text:p>
          </table:table-cell>
          <table:table-cell table:number-columns-repeated="101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Electrónica </text:p>
          </table:table-cell>
          <table:table-cell table:style-name="ce5" office:value-type="string" calcext:value-type="string">
            <text:p>China</text:p>
          </table:table-cell>
          <table:table-cell table:style-name="ce5" office:value-type="string" calcext:value-type="string">
            <text:p>DC motor + Encoder</text:p>
          </table:table-cell>
          <table:table-cell table:style-name="ce5" office:value-type="string" calcext:value-type="string">
            <text:p>Openhacks</text:p>
          </table:table-cell>
          <table:table-cell table:style-name="ce9" table:formula="of:=[.G6]/155" office:value-type="float" office:value="26" calcext:value-type="float">
            <text:p>$26.0</text:p>
          </table:table-cell>
          <table:table-cell table:style-name="ce4" office:value-type="float" office:value="4030" calcext:value-type="float">
            <text:p>4030</text:p>
          </table:table-cell>
          <table:table-cell table:style-name="ce13" office:value-type="string" calcext:value-type="string">
            <text:p><text:a xlink:href="https://www.openhacks.com/page/productos/id/1775/title/DC6-24v-Gear-Motor-with-Encoder#.YJh7QbX0lPY" xlink:type="simple">https://www.openhacks.com/page/productos/id/1775/title/DC6-24v-Gear-Motor-with-Encoder#.YJh7QbX0lPY</text:a></text:p>
          </table:table-cell>
          <table:table-cell table:number-columns-repeated="1016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Electrónica</text:p>
          </table:table-cell>
          <table:table-cell table:style-name="ce4" office:value-type="string" calcext:value-type="string">
            <text:p>China</text:p>
          </table:table-cell>
          <table:table-cell table:style-name="ce4" office:value-type="string" calcext:value-type="string">
            <text:p>Celda 3.7v 18650</text:p>
          </table:table-cell>
          <table:table-cell table:style-name="ce4" office:value-type="string" calcext:value-type="string">
            <text:p>MercadoLibre</text:p>
          </table:table-cell>
          <table:table-cell table:style-name="ce9" table:formula="of:=[.G7]/155" office:value-type="float" office:value="5.80645161290323" calcext:value-type="float">
            <text:p>$5.8</text:p>
          </table:table-cell>
          <table:table-cell table:style-name="ce4" office:value-type="float" office:value="900" calcext:value-type="float">
            <text:p>900</text:p>
          </table:table-cell>
          <table:table-cell table:style-name="ce12" office:value-type="string" calcext:value-type="string">
            <text:p><text:a xlink:href="https://articulo.mercadolibre.com.ar/MLA-624246943-pila-de-litio-ion-icr18650-26f-samsung-2600mah-p-linternas-_JM#position=45&amp;search_layout=stack&amp;type=item&amp;tracking_id=4421c16e-cd39-4b40-a840-44c5ac233e3f" xlink:type="simple">https://articulo.mercadolibre.com.ar/MLA-624246943-pila-de-litio-ion-icr18650-26f-samsung-2600mah-p-linternas-_JM#position=45&amp;search_layout=stack&amp;type=item&amp;tracking_id=4421c16e-cd39-4b40-a840-44c5ac233e3f</text:a></text:p>
          </table:table-cell>
          <table:table-cell table:number-columns-repeated="101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Electrónica</text:p>
          </table:table-cell>
          <table:table-cell table:style-name="ce4" office:value-type="string" calcext:value-type="string">
            <text:p>China</text:p>
          </table:table-cell>
          <table:table-cell table:style-name="ce4" office:value-type="string" calcext:value-type="string">
            <text:p>BMS Proteccion-Balanceo Baterías litio</text:p>
          </table:table-cell>
          <table:table-cell table:style-name="ce4" office:value-type="string" calcext:value-type="string">
            <text:p>Mercadolibre</text:p>
          </table:table-cell>
          <table:table-cell table:style-name="ce9" table:formula="of:=[.G8]/155" office:value-type="float" office:value="10.9032258064516" calcext:value-type="float">
            <text:p>$10.9</text:p>
          </table:table-cell>
          <table:table-cell table:style-name="ce4" office:value-type="float" office:value="1690" calcext:value-type="float">
            <text:p>1690</text:p>
          </table:table-cell>
          <table:table-cell table:style-name="ce12" office:value-type="string" calcext:value-type="string">
            <text:p><text:a xlink:href="https://articulo.mercadolibre.com.ar/MLA-795341093-modulo-proteccion-4-baterias-li-ion-18650-bms-4-celdas-30a-_JM#position=7&amp;search_layout=grid&amp;type=item&amp;tracking_id=a2f16688-562e-4ca2-8c3e-6a9a857c63f7" xlink:type="simple">https://articulo.mercadolibre.com.ar/MLA-795341093-modulo-proteccion-4-baterias-li-ion-18650-bms-4-celdas-30a-_JM#position=7&amp;search_layout=grid&amp;type=item&amp;tracking_id=a2f16688-562e-4ca2-8c3e-6a9a857c63f7</text:a></text:p>
          </table:table-cell>
          <table:table-cell table:number-columns-repeated="101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Electrónica</text:p>
          </table:table-cell>
          <table:table-cell table:style-name="ce4" office:value-type="string" calcext:value-type="string">
            <text:p>China</text:p>
          </table:table-cell>
          <table:table-cell table:style-name="ce4" office:value-type="string" calcext:value-type="string">
            <text:p>Cables varios</text:p>
          </table:table-cell>
          <table:table-cell table:style-name="ce4" office:value-type="string" calcext:value-type="string">
            <text:p>Mercadolibre</text:p>
          </table:table-cell>
          <table:table-cell table:style-name="ce9" table:formula="of:=[.G9]/155" office:value-type="float" office:value="4.19354838709677" calcext:value-type="float">
            <text:p>$4.2</text:p>
          </table:table-cell>
          <table:table-cell table:style-name="ce4" office:value-type="float" office:value="650" calcext:value-type="float">
            <text:p>650</text:p>
          </table:table-cell>
          <table:table-cell table:style-name="ce12" office:value-type="string" calcext:value-type="string">
            <text:p><text:a xlink:href="https://articulo.mercadolibre.com.ar/MLA-621519912-kit-120-cables-x-20-cm-dupont-protoboard-arduino-mm-mh-hh-_JM#position=11&amp;search_layout=grid&amp;type=item&amp;tracking_id=8bf8587a-7bd3-4f1b-a6f6-ed4b2d7a2c3f" xlink:type="simple">https://articulo.mercadolibre.com.ar/MLA-621519912-kit-120-cables-x-20-cm-dupont-protoboard-arduino-mm-mh-hh-_JM#position=11&amp;search_layout=grid&amp;type=item&amp;tracking_id=8bf8587a-7bd3-4f1b-a6f6-ed4b2d7a2c3f</text:a></text:p>
          </table:table-cell>
          <table:table-cell table:number-columns-repeated="101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Electronica</text:p>
          </table:table-cell>
          <table:table-cell table:style-name="ce4" office:value-type="string" calcext:value-type="string">
            <text:p>China</text:p>
          </table:table-cell>
          <table:table-cell table:style-name="ce4" office:value-type="string" calcext:value-type="string">
            <text:p>llave micro E</text:p>
          </table:table-cell>
          <table:table-cell table:style-name="ce4" office:value-type="string" calcext:value-type="string">
            <text:p>Mercadolibre</text:p>
          </table:table-cell>
          <table:table-cell table:style-name="ce10" table:formula="of:=[.G10]/155" office:value-type="float" office:value="7.16129032258065" calcext:value-type="float">
            <text:p>$7.2</text:p>
          </table:table-cell>
          <table:table-cell table:style-name="ce4" office:value-type="float" office:value="1110" calcext:value-type="float">
            <text:p>1110</text:p>
          </table:table-cell>
          <table:table-cell table:style-name="ce12" office:value-type="string" calcext:value-type="string">
            <text:p><text:a xlink:href="https://articulo.mercadolibre.com.ar/MLA-866399995-smts102-micro-llave-palanca-simple-on-on-3a-250v-pack-x5-_JM#position=17&amp;search_layout=stack&amp;type=item&amp;tracking_id=b2fa070f-5558-4bd5-b5d4-d827c246cba4" xlink:type="simple">https://articulo.mercadolibre.com.ar/MLA-866399995-smts102-micro-llave-palanca-simple-on-on-3a-250v-pack-x5-_JM#position=17&amp;search_layout=stack&amp;type=item&amp;tracking_id=b2fa070f-5558-4bd5-b5d4-d827c246cba4</text:a>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 table:number-columns-repeated="4"/>
          <table:table-cell table:style-name="ce8"/>
          <table:table-cell table:style-name="ce4" table:number-columns-repeated="2"/>
          <table:table-cell table:number-columns-repeated="1016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Mecánica</text:p>
          </table:table-cell>
          <table:table-cell table:style-name="ce4" office:value-type="string" calcext:value-type="string">
            <text:p>Tuxs</text:p>
          </table:table-cell>
          <table:table-cell table:style-name="ce4" office:value-type="string" calcext:value-type="string">
            <text:p>Rueda Roller 100mm (no bearing)</text:p>
          </table:table-cell>
          <table:table-cell table:style-name="ce4" office:value-type="string" calcext:value-type="string">
            <text:p>Mercadolibre</text:p>
          </table:table-cell>
          <table:table-cell table:style-name="ce8" table:formula="of:=[.G12]/155" office:value-type="float" office:value="16.0645161290323" calcext:value-type="float">
            <text:p>$16.1</text:p>
          </table:table-cell>
          <table:table-cell table:style-name="ce4" office:value-type="float" office:value="2490" calcext:value-type="float">
            <text:p>2490</text:p>
          </table:table-cell>
          <table:table-cell table:style-name="ce12" office:value-type="string" calcext:value-type="string">
            <text:p><text:a xlink:href="https://articulo.mercadolibre.com.ar/MLA-797050834-4-ruedas-silicona-para-rollers-monopatin-100-mm-estacion-deportes-olivos-_JM#position=11&amp;search_layout=stack&amp;type=item&amp;tracking_id=1c1c480e-1c52-426e-a213-086dc76947a2" xlink:type="simple">https://articulo.mercadolibre.com.ar/MLA-797050834-4-ruedas-silicona-para-rollers-monopatin-100-mm-estacion-deportes-olivos-_JM#position=11&amp;search_layout=stack&amp;type=item&amp;tracking_id=1c1c480e-1c52-426e-a213-086dc76947a2</text:a></text:p>
          </table:table-cell>
          <table:table-cell table:number-columns-repeated="1016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Mecánica</text:p>
          </table:table-cell>
          <table:table-cell table:style-name="ce4" office:value-type="string" calcext:value-type="string">
            <text:p>China</text:p>
          </table:table-cell>
          <table:table-cell table:style-name="ce4" office:value-type="string" calcext:value-type="string">
            <text:p>Holder 18650</text:p>
          </table:table-cell>
          <table:table-cell table:style-name="ce4" office:value-type="string" calcext:value-type="string">
            <text:p>Mercadolibre</text:p>
          </table:table-cell>
          <table:table-cell table:style-name="ce8" table:formula="of:=[.G13]/155" office:value-type="float" office:value="0.483870967741936" calcext:value-type="float">
            <text:p>$0.5</text:p>
          </table:table-cell>
          <table:table-cell table:style-name="ce4" office:value-type="float" office:value="75" calcext:value-type="float">
            <text:p>75</text:p>
          </table:table-cell>
          <table:table-cell table:style-name="ce12" office:value-type="string" calcext:value-type="string">
            <text:p><text:a xlink:href="https://articulo.mercadolibre.com.ar/MLA-917623042-holder-separador-porta-pila-18650-encastrable-_JM#position=1&amp;search_layout=stack&amp;type=item&amp;tracking_id=54898ba4-d755-4851-9b84-e7517745482d" xlink:type="simple">https://articulo.mercadolibre.com.ar/MLA-917623042-holder-separador-porta-pila-18650-encastrable-_JM#position=1&amp;search_layout=stack&amp;type=item&amp;tracking_id=54898ba4-d755-4851-9b84-e7517745482d</text:a></text:p>
          </table:table-cell>
          <table:table-cell table:number-columns-repeated="1016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Mecánica</text:p>
          </table:table-cell>
          <table:table-cell table:style-name="ce4"/>
          <table:table-cell table:style-name="ce4" office:value-type="string" calcext:value-type="string">
            <text:p>Tornillos M3 x 10mm</text:p>
          </table:table-cell>
          <table:table-cell table:style-name="ce4" office:value-type="string" calcext:value-type="string">
            <text:p>Mercadolibre</text:p>
          </table:table-cell>
          <table:table-cell table:style-name="ce10" table:formula="of:=[.G14]/155" office:value-type="float" office:value="3.2258064516129" calcext:value-type="float">
            <text:p>$3.2</text:p>
          </table:table-cell>
          <table:table-cell table:style-name="ce4" office:value-type="float" office:value="500" calcext:value-type="float">
            <text:p>500</text:p>
          </table:table-cell>
          <table:table-cell table:style-name="ce12" office:value-type="string" calcext:value-type="string">
            <text:p><text:a xlink:href="https://articulo.mercadolibre.com.ar/MLA-724797219-tornillos-electronica-m3-x-10mm-caja-x-100-unid-con-tuercas-_JM#position=2&amp;search_layout=stack&amp;type=item&amp;tracking_id=a98358a0-80e7-47f4-802c-8f133813ebda" xlink:type="simple">https://articulo.mercadolibre.com.ar/MLA-724797219-tornillos-electronica-m3-x-10mm-caja-x-100-unid-con-tuercas-_JM#position=2&amp;search_layout=stack&amp;type=item&amp;tracking_id=a98358a0-80e7-47f4-802c-8f133813ebda</text:a></text:p>
          </table:table-cell>
          <table:table-cell table:number-columns-repeated="1016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Mecánica</text:p>
          </table:table-cell>
          <table:table-cell table:style-name="ce4"/>
          <table:table-cell table:style-name="ce4" office:value-type="string" calcext:value-type="string">
            <text:p>Arandelas M3</text:p>
          </table:table-cell>
          <table:table-cell table:style-name="ce4" office:value-type="string" calcext:value-type="string">
            <text:p>Mercadolibre</text:p>
          </table:table-cell>
          <table:table-cell table:style-name="ce8" table:formula="of:=[.G15]/155" office:value-type="float" office:value="2.50967741935484" calcext:value-type="float">
            <text:p>$2.5</text:p>
          </table:table-cell>
          <table:table-cell table:style-name="ce4" office:value-type="float" office:value="389" calcext:value-type="float">
            <text:p>389</text:p>
          </table:table-cell>
          <table:table-cell table:style-name="ce12" office:value-type="string" calcext:value-type="string">
            <text:p><text:a xlink:href="https://articulo.mercadolibre.com.ar/MLA-919535639-arandelas-m3-pack-x-200-unidades-plateadas-electronica-_JM#position=4&amp;search_layout=stack&amp;type=item&amp;tracking_id=2a8b0e74-00f2-479e-9083-e558f5e29661" xlink:type="simple">https://articulo.mercadolibre.com.ar/MLA-919535639-arandelas-m3-pack-x-200-unidades-plateadas-electronica-_JM#position=4&amp;search_layout=stack&amp;type=item&amp;tracking_id=2a8b0e74-00f2-479e-9083-e558f5e29661</text:a></text:p>
          </table:table-cell>
          <table:table-cell table:number-columns-repeated="1016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Mecánica</text:p>
          </table:table-cell>
          <table:table-cell table:style-name="ce4"/>
          <table:table-cell table:style-name="ce4" office:value-type="string" calcext:value-type="string">
            <text:p>Tuercas M3</text:p>
          </table:table-cell>
          <table:table-cell table:style-name="ce4" office:value-type="string" calcext:value-type="string">
            <text:p>Mercadolibre</text:p>
          </table:table-cell>
          <table:table-cell table:style-name="ce8" table:formula="of:=[.G16]/155" office:value-type="float" office:value="1.23225806451613" calcext:value-type="float">
            <text:p>$1.2</text:p>
          </table:table-cell>
          <table:table-cell table:style-name="ce4" office:value-type="float" office:value="191" calcext:value-type="float">
            <text:p>191</text:p>
          </table:table-cell>
          <table:table-cell table:style-name="ce12" office:value-type="string" calcext:value-type="string">
            <text:p><text:a xlink:href="https://articulo.mercadolibre.com.ar/MLA-728283877-x20-tuerca-metrica-m3-hexagonal-lock-nust-05mm-_JM#position=5&amp;search_layout=stack&amp;type=item&amp;tracking_id=feb3a21e-b11c-488c-b18e-53b6d6e605e5" xlink:type="simple">https://articulo.mercadolibre.com.ar/MLA-728283877-x20-tuerca-metrica-m3-hexagonal-lock-nust-05mm-_JM#position=5&amp;search_layout=stack&amp;type=item&amp;tracking_id=feb3a21e-b11c-488c-b18e-53b6d6e605e5</text:a></text:p>
          </table:table-cell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Mecánica</text:p>
          </table:table-cell>
          <table:table-cell table:style-name="ce4"/>
          <table:table-cell table:style-name="ce4" office:value-type="string" calcext:value-type="string">
            <text:p>Rueda Loca Arduino</text:p>
          </table:table-cell>
          <table:table-cell table:style-name="ce4" office:value-type="string" calcext:value-type="string">
            <text:p>Mercadolibre</text:p>
          </table:table-cell>
          <table:table-cell table:style-name="ce8" table:formula="of:=[.G17]/155" office:value-type="float" office:value="1.38064516129032" calcext:value-type="float">
            <text:p>$1.4</text:p>
          </table:table-cell>
          <table:table-cell table:style-name="ce4" office:value-type="float" office:value="214" calcext:value-type="float">
            <text:p>214</text:p>
          </table:table-cell>
          <table:table-cell table:style-name="ce12" office:value-type="string" calcext:value-type="string">
            <text:p><text:a xlink:href="https://articulo.mercadolibre.com.ar/MLA-759018310-rueda-loca-arduino-tipo-bola-para-robot-rover-auto-ptec-_JM#position=1&amp;search_layout=stack&amp;type=item&amp;tracking_id=d2c214e3-01d7-4845-bc12-954fae21d97c" xlink:type="simple">https://articulo.mercadolibre.com.ar/MLA-759018310-rueda-loca-arduino-tipo-bola-para-robot-rover-auto-ptec-_JM#position=1&amp;search_layout=stack&amp;type=item&amp;tracking_id=d2c214e3-01d7-4845-bc12-954fae21d97c</text:a>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4" table:number-columns-repeated="4"/>
          <table:table-cell table:style-name="ce8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Parte 3D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front</text:p>
          </table:table-cell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Parte 3D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C000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Parte 3D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C001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Parte 3D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Adapter1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Parte 3D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Adapter2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Parte 3D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base_generic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Parte 3D</text:p>
          </table:table-cell>
          <table:table-cell table:style-name="ce4" office:value-type="string" calcext:value-type="string">
            <text:p>-</text:p>
          </table:table-cell>
          <table:table-cell table:style-name="ce6" office:value-type="string" calcext:value-type="string">
            <text:p>top_generic</text:p>
          </table:table-cell>
          <table:table-cell table:number-columns-repeated="3" table:style-name="ce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Parte 3D</text:p>
          </table:table-cell>
          <table:table-cell table:style-name="ce4" office:value-type="string" calcext:value-type="string">
            <text:p>-</text:p>
          </table:table-cell>
          <table:table-cell table:style-name="ce6" office:value-type="string" calcext:value-type="string">
            <text:p>shelf</text:p>
          </table:table-cell>
          <table:table-cell table:number-columns-repeated="3" table:style-name="ce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Parte 3D</text:p>
          </table:table-cell>
          <table:table-cell table:style-name="ce4" office:value-type="string" calcext:value-type="string">
            <text:p>-</text:p>
          </table:table-cell>
          <table:table-cell table:style-name="ce6" office:value-type="string" calcext:value-type="string">
            <text:p>back_left</text:p>
          </table:table-cell>
          <table:table-cell table:number-columns-repeated="3" table:style-name="ce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Parte 3D</text:p>
          </table:table-cell>
          <table:table-cell table:style-name="ce4" office:value-type="string" calcext:value-type="string">
            <text:p>-</text:p>
          </table:table-cell>
          <table:table-cell table:style-name="ce6" office:value-type="string" calcext:value-type="string">
            <text:p>back_right</text:p>
          </table:table-cell>
          <table:table-cell table:number-columns-repeated="3" table:style-name="ce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Parte 3D</text:p>
          </table:table-cell>
          <table:table-cell table:style-name="ce4" office:value-type="string" calcext:value-type="string">
            <text:p>-</text:p>
          </table:table-cell>
          <table:table-cell table:style-name="ce6" office:value-type="string" calcext:value-type="string">
            <text:p>SMPS_support</text:p>
          </table:table-cell>
          <table:table-cell table:number-columns-repeated="3" table:style-name="ce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Parte 3D</text:p>
          </table:table-cell>
          <table:table-cell table:style-name="ce4" office:value-type="string" calcext:value-type="string">
            <text:p>-</text:p>
          </table:table-cell>
          <table:table-cell table:style-name="ce6" office:value-type="string" calcext:value-type="string">
            <text:p>spacer50mm</text:p>
          </table:table-cell>
          <table:table-cell table:number-columns-repeated="3" table:style-name="ce4" office:value-type="string" calcext:value-type="string">
            <text:p>-</text:p>
          </table:table-cell>
          <table:table-cell table:number-columns-repeated="1017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pia de Hoja 1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3" office:value-type="string" calcext:value-type="string">
            <text:p>Categoria</text:p>
          </table:table-cell>
          <table:table-cell table:style-name="ce3" office:value-type="string" calcext:value-type="string">
            <text:p>Fabricante</text:p>
          </table:table-cell>
          <table:table-cell table:style-name="ce3" office:value-type="string" calcext:value-type="string">
            <text:p>Descripcion</text:p>
          </table:table-cell>
          <table:table-cell table:style-name="ce3" office:value-type="string" calcext:value-type="string">
            <text:p>Proveedor</text:p>
          </table:table-cell>
          <table:table-cell table:style-name="ce1" office:value-type="string" calcext:value-type="string">
            <text:p>Costo U$S</text:p>
          </table:table-cell>
          <table:table-cell table:style-name="ce1" office:value-type="string" calcext:value-type="string">
            <text:p>Costo $</text:p>
          </table:table-cell>
          <table:table-cell table:style-name="ce2" office:value-type="string" calcext:value-type="string">
            <text:p>Referencia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4" table:number-columns-repeated="4"/>
          <table:table-cell table:style-name="ce14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Vehiculo</text:p>
          </table:table-cell>
          <table:table-cell table:style-name="ce4" office:value-type="string" calcext:value-type="string">
            <text:p>Cub Cadet</text:p>
          </table:table-cell>
          <table:table-cell table:style-name="ce4" office:value-type="string" calcext:value-type="string">
            <text:p>42" mower with 18HP Kohler engine</text:p>
          </table:table-cell>
          <table:table-cell table:style-name="ce4" office:value-type="string" calcext:value-type="string">
            <text:p>MercadoLibre</text:p>
          </table:table-cell>
          <table:table-cell table:style-name="ce14" office:value-type="float" office:value="1650" calcext:value-type="float">
            <text:p>$1,65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Direccion</text:p>
          </table:table-cell>
          <table:table-cell table:style-name="ce4"/>
          <table:table-cell table:style-name="ce4" office:value-type="string" calcext:value-type="string">
            <text:p>12 volt power steering motor</text:p>
          </table:table-cell>
          <table:table-cell table:style-name="ce4" office:value-type="string" calcext:value-type="string">
            <text:p>ebay</text:p>
          </table:table-cell>
          <table:table-cell table:style-name="ce14" office:value-type="float" office:value="50" calcext:value-type="float">
            <text:p>$5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Transimision</text:p>
          </table:table-cell>
          <table:table-cell table:style-name="ce4"/>
          <table:table-cell table:style-name="ce4" office:value-type="string" calcext:value-type="string">
            <text:p>linear actuator</text:p>
          </table:table-cell>
          <table:table-cell table:style-name="ce4"/>
          <table:table-cell table:style-name="ce15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Direccion</text:p>
          </table:table-cell>
          <table:table-cell table:style-name="ce5"/>
          <table:table-cell table:style-name="ce5" office:value-type="string" calcext:value-type="string">
            <text:p>motor controller</text:p>
          </table:table-cell>
          <table:table-cell table:style-name="ce5"/>
          <table:table-cell table:style-name="ce16"/>
          <table:table-cell table:style-name="ce4"/>
          <table:table-cell table:style-name="ce13" office:value-type="string" calcext:value-type="string">
            <text:p><text:a xlink:href="https://www.dimensionengineering.com/datasheets/Sabertooth2x25v2.pdf" xlink:type="simple">Investigate using a Sabertooth controller and py lib (https://github.com/MomsFriendlyRobotCompany/pysabertooth); See also https://www.dimensionengineering.com/datasheets/Sabertooth2x25v2.pdf</text:a>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4" office:value-type="string" calcext:value-type="string">
            <text:p>Seguridad</text:p>
          </table:table-cell>
          <table:table-cell table:style-name="ce4"/>
          <table:table-cell table:style-name="ce4" office:value-type="string" calcext:value-type="string">
            <text:p>wireless kill switch and transmitter</text:p>
          </table:table-cell>
          <table:table-cell table:style-name="ce4"/>
          <table:table-cell table:style-name="ce15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4" office:value-type="string" calcext:value-type="string">
            <text:p>Seguridad</text:p>
          </table:table-cell>
          <table:table-cell table:style-name="ce4"/>
          <table:table-cell table:style-name="ce4" office:value-type="string" calcext:value-type="string">
            <text:p>lanyard kill switch</text:p>
          </table:table-cell>
          <table:table-cell table:style-name="ce4"/>
          <table:table-cell table:style-name="ce15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4" office:value-type="string" calcext:value-type="string">
            <text:p>Electronica</text:p>
          </table:table-cell>
          <table:table-cell table:style-name="ce4"/>
          <table:table-cell table:style-name="ce4" office:value-type="string" calcext:value-type="string">
            <text:p>RPi 3 for companion computer</text:p>
          </table:table-cell>
          <table:table-cell table:style-name="ce4"/>
          <table:table-cell table:style-name="ce15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4" office:value-type="string" calcext:value-type="string">
            <text:p>Electronica</text:p>
          </table:table-cell>
          <table:table-cell table:style-name="ce4" office:value-type="string" calcext:value-type="string">
            <text:p>Tinkerforge</text:p>
          </table:table-cell>
          <table:table-cell table:style-name="ce4" office:value-type="string" calcext:value-type="string">
            <text:p>IMU Brick 2</text:p>
          </table:table-cell>
          <table:table-cell table:style-name="ce4" office:value-type="string" calcext:value-type="string">
            <text:p>Tinkerforge</text:p>
          </table:table-cell>
          <table:table-cell table:style-name="ce15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4" office:value-type="string" calcext:value-type="string">
            <text:p>Electronica</text:p>
          </table:table-cell>
          <table:table-cell table:style-name="ce4"/>
          <table:table-cell table:style-name="ce4" office:value-type="string" calcext:value-type="string">
            <text:p>Ppowered USB hub</text:p>
          </table:table-cell>
          <table:table-cell table:style-name="ce4"/>
          <table:table-cell table:style-name="ce15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4" office:value-type="string" calcext:value-type="string">
            <text:p>Electronica</text:p>
          </table:table-cell>
          <table:table-cell table:style-name="ce4"/>
          <table:table-cell table:style-name="ce4" office:value-type="string" calcext:value-type="string">
            <text:p>RTK GNSS module and antennae</text:p>
          </table:table-cell>
          <table:table-cell table:style-name="ce4"/>
          <table:table-cell table:style-name="ce15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4" office:value-type="string" calcext:value-type="string">
            <text:p>Electronica</text:p>
          </table:table-cell>
          <table:table-cell table:style-name="ce4"/>
          <table:table-cell table:style-name="ce4" office:value-type="string" calcext:value-type="string">
            <text:p>Terminal wiring blocks</text:p>
          </table:table-cell>
          <table:table-cell table:style-name="ce4"/>
          <table:table-cell table:style-name="ce15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4" table:number-columns-repeated="2"/>
          <table:table-cell table:style-name="ce4" office:value-type="string" calcext:value-type="string">
            <text:p>5 color wire (18 AWG)</text:p>
          </table:table-cell>
          <table:table-cell table:style-name="ce4"/>
          <table:table-cell table:style-name="ce15"/>
          <table:table-cell table:style-name="ce4" table:number-columns-repeated="2"/>
          <table:table-cell table:number-columns-repeated="1016"/>
        </table:table-row>
        <table:table-row table:style-name="ro1" table:number-rows-repeated="2">
          <table:table-cell table:style-name="ce2"/>
          <table:table-cell table:style-name="ce4" table:number-columns-repeated="4"/>
          <table:table-cell table:style-name="ce15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4" table:number-columns-repeated="7"/>
          <table:table-cell table:number-columns-repeated="1016"/>
        </table:table-row>
        <table:table-row table:style-name="ro1" table:number-rows-repeated="4">
          <table:table-cell table:style-name="ce2"/>
          <table:table-cell table:style-name="ce4" table:number-columns-repeated="7"/>
          <table:table-cell table:number-columns-repeated="1016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1" loext:min-decimal-places="1" number:min-integer-digits="1" number:grouping="true"/>
    </number:number-style>
    <number:number-style style:name="N126">
      <number:text>$</number:text>
      <number:number number:decimal-places="0" loext:min-decimal-places="0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Noah-Generic" style:display-name="PageStyle_Noah-Generi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pia_20_de_20_Hoja_20_1" style:display-name="PageStyle_Copia de 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251" meta:object-count="0"/>
    <meta:generator>LibreOfficeDev/6.0.5.2$Linux_X86_64 LibreOffice_project/</meta:generator>
  </office:meta>
</office:document-meta>
</file>